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49in" svg:x="3.3165in" svg:y="3.8693in">
            <draw:object draw:notify-on-update-of-ranges="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_threads</text:p>
          </table:table-cell>
          <table:table-cell office:value-type="string" calcext:value-type="string">
            <text:p>amount files</text:p>
          </table:table-cell>
          <table:table-cell office:value-type="string" calcext:value-type="string">
            <text:p>time_to_transfer</text:p>
          </table:table-cell>
          <table:table-cell office:value-type="string" calcext:value-type="string">
            <text:p>time un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2" calcext:value-type="float">
            <text:p>67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2" calcext:value-type="float">
            <text:p>67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2" calcext:value-type="float">
            <text:p>67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2" calcext:value-type="float">
            <text:p>67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6T15:21:35.759000000</dc:date>
    <meta:editing-duration>PT1H27M42S</meta:editing-duration>
    <meta:editing-cycles>1</meta:editing-cycles>
    <meta:document-statistic meta:table-count="1" meta:cell-count="76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2.166cm" svg:y="4.203cm" style:legend-expansion="high" chart:style-name="ch2"/>
        <chart:plot-area chart:style-name="ch3" table:cell-range-address="Sheet1.C1:Sheet1.C10" chart:data-source-has-labels="row" svg:x="0.319cm" svg:y="0.18cm" svg:width="11.528cm" svg:height="8.645cm">
          <chart:coordinate-region svg:x="1.311cm" svg:y="0.379cm" svg:width="10.44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" chart:label-cell-address="Sheet1.C1:Sheet1.C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to_transf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8">
                <text:p>868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">
                <text:p>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